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7.755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4.707cm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2.417cm" fo:min-width="0.482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2.417cm" fo:min-width="0.48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417cm" fo:min-width="0.483cm"/>
    </style:style>
    <style:style style:name="gr6" style:family="graphic" style:parent-style-name="standard">
      <style:graphic-properties draw:fill-color="#0066ff" draw:textarea-horizontal-align="justify" draw:textarea-vertical-align="middle" draw:auto-grow-height="false" fo:min-height="2.417cm" fo:min-width="0.482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417cm" fo:min-width="0.482cm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2.167cm"/>
    </style:style>
    <style:style style:name="gr9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1.512cm" fo:min-width="3.31cm"/>
    </style:style>
    <style:style style:name="gr12" style:family="graphic" style:parent-style-name="standard">
      <style:graphic-properties draw:textarea-horizontal-align="justify" draw:textarea-vertical-align="middle" draw:auto-grow-height="false" fo:min-height="0.543cm" fo:min-width="2.333cm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2.29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  <style:text-properties fo:font-size="11pt"/>
    </style:style>
    <style:style style:name="P3" style:family="paragraph">
      <loext:graphic-properties draw:fill-color="#ff3300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0066ff"/>
      <style:paragraph-properties fo:text-align="center"/>
      <style:text-properties fo:font-size="12pt"/>
    </style:style>
    <style:style style:name="P6" style:family="paragraph">
      <loext:graphic-properties draw:fill-color="#000000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ncoder" draw:style-name="dp1" draw:master-page-name="Default">
        <draw:custom-shape draw:style-name="gr1" draw:text-style-name="P1" draw:layer="layout" svg:width="8.255cm" svg:height="2.921cm" svg:x="6.588cm" svg:y="4.048cm">
          <text:p text:style-name="P1">HEDS-904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2.921cm" svg:x="6.842cm" svg:y="17.383cm">
          <text:p text:style-name="P1"><text:span text:style-name="T1"><text:s/></text:span><text:span text:style-name="T1"><text:a xlink:href="http://www.lsicsi.com/pdfs/Data_Sheets/LS7366R.pdf" xlink:type="simple">LS7366R</text:a></text:span></text:p>
          <text:p text:style-name="P1"><text:span text:style-name="T1">P</text:span><text:span text:style-name="T1">ul</text:span><text:span text:style-name="T1">s</text:span><text:span text:style-name="T1">e </text:span><text:span text:style-name="T1">C</text:span><text:span text:style-name="T1">o</text:span><text:span text:style-name="T1">u</text:span><text:span text:style-name="T1">nt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82cm" svg:height="2.667cm" svg:x="7.223cm" svg:y="6.969cm">
          <text:p text:style-name="P1"><text:span text:style-name="T2">1</text:span></text:p>
          <text:p text:style-name="P1"><text:span text:style-name="T2">Gn</text:span><text:span text:style-name="T2">d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82cm" svg:height="2.667cm" svg:x="8.533cm" svg:y="6.969cm">
          <text:p text:style-name="P1"><text:span text:style-name="T3">2</text:span></text:p>
          <text:p text:style-name="P1"><text:span text:style-name="T3">CH</text:span></text:p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83cm" svg:height="2.667cm" svg:x="9.843cm" svg:y="6.969cm">
          <text:p text:style-name="P1"><text:span text:style-name="T3">3</text:span></text:p>
          <text:p text:style-name="P1"><text:span text:style-name="T3">CH</text:span></text:p>
          <text:p text:style-name="P1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2cm" svg:height="2.667cm" svg:x="11.154cm" svg:y="6.969cm">
          <text:p text:style-name="P1"><text:span text:style-name="T3">4</text:span></text:p>
          <text:p text:style-name="P1"><text:span text:style-name="T3">Vcc</text:span></text:p>
          <text:p text:style-name="P1"><text:span text:style-name="T3">(5v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82cm" svg:height="2.667cm" svg:x="12.464cm" svg:y="6.969cm">
          <text:p text:style-name="P1"><text:span text:style-name="T3">5</text:span></text:p>
          <text:p text:style-name="P1"><text:span text:style-name="T3">CH</text:span></text:p>
          <text:p text:style-name="P1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67cm" svg:height="2.921cm" svg:x="7.604cm" svg:y="12.049cm">
          <text:p text:style-name="P1"><text:span text:style-name="T1">Logic</text:span></text:p>
          <text:p text:style-name="P1"><text:span text:style-name="T1">Inverter</text:span></text:p>
          <draw:enhanced-geometry svg:viewBox="0 0 21600 21600" draw:type="rectangle" draw:enhanced-path="M 0 0 L 21600 0 21600 21600 0 21600 0 0 Z N"/>
        </draw:custom-shape>
      </draw:page>
      <draw:page draw:name="Lidar" draw:style-name="dp1" draw:master-page-name="Default">
        <draw:custom-shape draw:style-name="gr9" draw:text-style-name="P1" draw:layer="layout" svg:width="3.556cm" svg:height="4.064cm" svg:x="6.588cm" svg:y="3.921cm">
          <text:p text:style-name="P1">UART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56cm" svg:height="4.064cm" svg:x="6.588cm" svg:y="8.62cm">
          <text:p text:style-name="P1">MCCP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56cm" svg:height="4.064cm" svg:x="6.588cm" svg:y="13.573cm">
          <text:p text:style-name="P1">MCCP1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0" draw:text-style-name="P7" xml:id="id10" draw:id="id10" draw:layer="measurelines" svg:width="2.54cm" svg:height="0.889cm" svg:x="3.698cm" svg:y="2.524cm">
          <text:p text:style-name="P7">Start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measurelines" svg:width="3.81cm" svg:height="1.762cm" svg:x="3.063cm" svg:y="7.366cm">
          <text:p text:style-name="P7">Sample </text:p>
          <text:p text:style-name="P7">&amp; Send</text:p>
          <draw:enhanced-geometry svg:viewBox="0 0 21600 21600" draw:type="rectangle" draw:enhanced-path="M 0 0 L 21600 0 21600 21600 0 21600 0 0 Z N"/>
        </draw:custom-shape>
        <draw:custom-shape draw:style-name="gr11" draw:text-style-name="P7" xml:id="id2" draw:id="id2" draw:layer="measurelines" svg:width="3.81cm" svg:height="1.762cm" svg:x="3.063cm" svg:y="10.201cm">
          <text:p text:style-name="P7">LTP Poll</text:p>
          <draw:enhanced-geometry svg:viewBox="0 0 21600 21600" draw:type="rectangle" draw:enhanced-path="M 0 0 L 21600 0 21600 21600 0 21600 0 0 Z N"/>
        </draw:custom-shape>
        <draw:custom-shape draw:style-name="gr12" draw:text-style-name="P7" xml:id="id3" draw:id="id3" draw:layer="measurelines" svg:width="2.833cm" svg:height="0.793cm" svg:x="5.953cm" svg:y="13.66cm">
          <text:p text:style-name="P7">Idle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measurelines" svg:width="2.833cm" svg:height="0.793cm" svg:x="5.953cm" svg:y="15.401cm">
          <text:p text:style-name="P7">Spin</text:p>
          <draw:enhanced-geometry svg:viewBox="0 0 21600 21600" draw:type="rectangle" draw:enhanced-path="M 0 0 L 21600 0 21600 21600 0 21600 0 0 Z N"/>
        </draw:custom-shape>
        <draw:custom-shape draw:style-name="gr12" draw:text-style-name="P7" xml:id="id5" draw:id="id5" draw:layer="measurelines" svg:width="2.833cm" svg:height="0.793cm" svg:x="5.953cm" svg:y="17.604cm">
          <text:p text:style-name="P7">Setpoint</text:p>
          <draw:enhanced-geometry svg:viewBox="0 0 21600 21600" draw:type="rectangle" draw:enhanced-path="M 0 0 L 21600 0 21600 21600 0 21600 0 0 Z N"/>
        </draw:custom-shape>
        <draw:custom-shape draw:style-name="gr12" draw:text-style-name="P7" xml:id="id6" draw:id="id6" draw:layer="measurelines" svg:width="2.833cm" svg:height="0.793cm" svg:x="5.953cm" svg:y="20.352cm">
          <text:p text:style-name="P7">Sweep</text:p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measurelines" svg:width="2.794cm" svg:height="1.905cm" svg:x="10.691cm" svg:y="19.796cm">
          <text:p text:style-name="P7">Sweep </text:p>
          <text:p text:style-name="P7">Cycle</text:p>
          <draw:enhanced-geometry svg:viewBox="0 0 21600 21600" draw:type="rectangle" draw:enhanced-path="M 0 0 L 21600 0 21600 21600 0 21600 0 0 Z N"/>
        </draw:custom-shape>
        <draw:custom-shape draw:style-name="gr13" draw:text-style-name="P7" xml:id="id9" draw:id="id9" draw:layer="measurelines" svg:width="2.794cm" svg:height="1.905cm" svg:x="15.224cm" svg:y="19.796cm">
          <text:p text:style-name="P7">PID </text:p>
          <text:p text:style-name="P7">Cycle</text:p>
          <draw:enhanced-geometry svg:viewBox="0 0 21600 21600" draw:type="rectangle" draw:enhanced-path="M 0 0 L 21600 0 21600 21600 0 21600 0 0 Z N"/>
        </draw:custom-shape>
        <draw:custom-shape draw:style-name="gr13" draw:text-style-name="P7" xml:id="id7" draw:id="id7" draw:layer="measurelines" svg:width="2.794cm" svg:height="1.905cm" svg:x="10.691cm" svg:y="17.048cm">
          <text:p text:style-name="P7">PID </text:p>
          <text:p text:style-name="P7">Cycle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4.968cm" svg:y1="9.128cm" svg:x2="4.968cm" svg:y2="10.201cm" draw:start-shape="id1" draw:start-glue-point="2" draw:end-shape="id2" draw:end-glue-point="0" svg:d="M4968 9128v1073" svg:viewBox="0 0 1 1074">
          <text:p/>
        </draw:connector>
        <draw:connector draw:style-name="gr14" draw:text-style-name="P8" draw:layer="layout" svg:x1="4.968cm" svg:y1="11.963cm" svg:x2="5.953cm" svg:y2="14.056cm" draw:start-shape="id2" draw:start-glue-point="2" draw:end-shape="id3" draw:end-glue-point="3" svg:d="M4968 11963v2093h985" svg:viewBox="0 0 986 2094">
          <text:p/>
        </draw:connector>
        <draw:connector draw:style-name="gr14" draw:text-style-name="P8" draw:layer="layout" svg:x1="4.968cm" svg:y1="11.963cm" svg:x2="5.953cm" svg:y2="15.797cm" draw:start-shape="id2" draw:start-glue-point="2" draw:end-shape="id4" draw:end-glue-point="3" svg:d="M4968 11963v3834h985" svg:viewBox="0 0 986 3835">
          <text:p/>
        </draw:connector>
        <draw:connector draw:style-name="gr14" draw:text-style-name="P8" draw:layer="layout" svg:x1="4.968cm" svg:y1="11.963cm" svg:x2="5.953cm" svg:y2="18cm" draw:start-shape="id2" draw:start-glue-point="2" draw:end-shape="id5" draw:end-glue-point="3" svg:d="M4968 11963v6037h985" svg:viewBox="0 0 986 6038">
          <text:p/>
        </draw:connector>
        <draw:connector draw:style-name="gr14" draw:text-style-name="P8" draw:layer="layout" svg:x1="4.968cm" svg:y1="11.963cm" svg:x2="5.953cm" svg:y2="20.748cm" draw:start-shape="id2" draw:start-glue-point="2" draw:end-shape="id6" draw:end-glue-point="3" svg:d="M4968 11963v8785h985" svg:viewBox="0 0 986 8786">
          <text:p/>
        </draw:connector>
        <draw:connector draw:style-name="gr14" draw:text-style-name="P8" draw:layer="layout" svg:x1="8.786cm" svg:y1="18cm" svg:x2="10.691cm" svg:y2="18cm" draw:start-shape="id5" draw:start-glue-point="1" draw:end-shape="id7" draw:end-glue-point="3" svg:d="M8786 18000h1905" svg:viewBox="0 0 1906 1">
          <text:p/>
        </draw:connector>
        <draw:connector draw:style-name="gr14" draw:text-style-name="P8" draw:layer="layout" svg:x1="8.786cm" svg:y1="20.748cm" svg:x2="10.691cm" svg:y2="20.748cm" draw:start-shape="id6" draw:start-glue-point="1" draw:end-shape="id8" draw:end-glue-point="3" svg:d="M8786 20748h1905" svg:viewBox="0 0 1906 1">
          <text:p/>
        </draw:connector>
        <draw:connector draw:style-name="gr14" draw:text-style-name="P8" draw:layer="layout" svg:x1="13.485cm" svg:y1="20.748cm" svg:x2="15.224cm" svg:y2="20.748cm" draw:start-shape="id8" draw:start-glue-point="1" draw:end-shape="id9" draw:end-glue-point="3" svg:d="M13485 20748h1739" svg:viewBox="0 0 1740 1">
          <text:p/>
        </draw:connector>
        <draw:connector draw:style-name="gr14" draw:text-style-name="P8" draw:layer="layout" draw:line-skew="-0.642cm" svg:x1="16.621cm" svg:y1="19.796cm" svg:x2="4.968cm" svg:y2="2.524cm" draw:start-shape="id9" draw:start-glue-point="0" draw:end-shape="id10" draw:end-glue-point="0" svg:d="M16621 19796v-18416h-11653v1144" svg:viewBox="0 0 11654 18417">
          <text:p/>
        </draw:connector>
        <draw:connector draw:style-name="gr14" draw:text-style-name="P8" draw:layer="layout" draw:line-skew="2.635cm -0.642cm" svg:x1="13.485cm" svg:y1="18cm" svg:x2="4.968cm" svg:y2="2.524cm" draw:start-shape="id7" draw:start-glue-point="1" draw:end-shape="id10" draw:end-glue-point="0" svg:d="M13485 18000h3136v-16620h-11653v1144" svg:viewBox="0 0 11654 16621">
          <text:p/>
        </draw:connector>
        <draw:connector draw:style-name="gr14" draw:text-style-name="P8" draw:layer="layout" draw:line-skew="7.335cm -0.642cm" svg:x1="8.786cm" svg:y1="15.797cm" svg:x2="4.968cm" svg:y2="2.524cm" draw:start-shape="id4" draw:start-glue-point="1" draw:end-shape="id10" draw:end-glue-point="0" svg:d="M8786 15797h7835v-14417h-11653v1144" svg:viewBox="0 0 11654 14418">
          <text:p/>
        </draw:connector>
        <draw:connector draw:style-name="gr14" draw:text-style-name="P8" draw:layer="layout" draw:line-skew="7.335cm -0.642cm" svg:x1="8.786cm" svg:y1="14.056cm" svg:x2="4.968cm" svg:y2="2.524cm" draw:start-shape="id3" draw:start-glue-point="1" draw:end-shape="id10" draw:end-glue-point="0" svg:d="M8786 14056h7835v-12676h-11653v1144" svg:viewBox="0 0 11654 12677">
          <text:p/>
        </draw:connector>
        <draw:custom-shape draw:style-name="gr11" draw:text-style-name="P7" xml:id="id11" draw:id="id11" draw:layer="layout" svg:width="3.81cm" svg:height="1.762cm" svg:x="3.063cm" svg:y="4.429cm">
          <text:p text:style-name="P7">Check </text:p>
          <text:p text:style-name="P7">Messages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4.968cm" svg:y1="3.413cm" svg:x2="4.968cm" svg:y2="4.429cm" draw:start-shape="id10" draw:start-glue-point="2" draw:end-shape="id11" draw:end-glue-point="0" svg:d="M4968 3413v1016" svg:viewBox="0 0 1 1017">
          <text:p/>
        </draw:connector>
        <draw:connector draw:style-name="gr14" draw:text-style-name="P8" draw:layer="layout" svg:x1="4.968cm" svg:y1="6.191cm" svg:x2="4.968cm" svg:y2="7.366cm" draw:start-shape="id11" draw:start-glue-point="2" draw:end-shape="id1" draw:end-glue-point="0" svg:d="M4968 6191v1175" svg:viewBox="0 0 1 1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erif2" fo:font-family="'Liberation Serif', 'Times New Roman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1" fo:font-family="'Liberation Sans', 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color="#808080" style:font-name="Liberation Sans1" fo:font-family="'Liberation Sans', Arial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</style:style>
    <style:style style:name="Table_20_Heading" style:display-name="Table Heading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Index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2:11:22.689780579</meta:creation-date>
    <dc:date>2017-02-18T10:06:50.340447865</dc:date>
    <meta:editing-duration>P2DT22H11M45S</meta:editing-duration>
    <meta:editing-cycles>6</meta:editing-cycles>
    <meta:generator>LibreOffice/5.1.4.2$Linux_X86_64 LibreOffice_project/10m0$Build-2</meta:generator>
    <meta:document-statistic meta:object-count="36"/>
  </office:meta>
</office:document-meta>
</file>